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4.572cm"/>
    </style:style>
    <style:style style:name="co2" style:family="table-column">
      <style:table-column-properties fo:break-before="auto" style:column-width="5.03766666666667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5.67266666666667cm"/>
    </style:style>
    <style:style style:name="co5" style:family="table-column">
      <style:table-column-properties fo:break-before="auto" style:column-width="5.43983333333333cm"/>
    </style:style>
    <style:style style:name="co6" style:family="table-column">
      <style:table-column-properties fo:break-before="auto" style:column-width="4.93183333333333cm"/>
    </style:style>
    <style:style style:name="co7" style:family="table-column">
      <style:table-column-properties fo:break-before="auto" style:column-width="5.60916666666667cm"/>
    </style:style>
    <style:style style:name="co8" style:family="table-column">
      <style:table-column-properties fo:break-before="auto" style:column-width="4.86833333333333cm"/>
    </style:style>
    <style:style style:name="co9" style:family="table-column">
      <style:table-column-properties fo:break-before="auto" style:column-width="1.862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4.80483333333333cm"/>
    </style:style>
    <style:style style:name="co12" style:family="table-column">
      <style:table-column-properties fo:break-before="auto" style:column-width="4.55083333333333cm"/>
    </style:style>
    <style:style style:name="co13" style:family="table-column">
      <style:table-column-properties fo:break-before="auto" style:column-width="5.41866666666667cm"/>
    </style:style>
    <style:style style:name="co14" style:family="table-column">
      <style:table-column-properties fo:break-before="auto" style:column-width="5.73616666666667cm"/>
    </style:style>
    <style:style style:name="co15" style:family="table-column">
      <style:table-column-properties fo:break-before="auto" style:column-width="6.604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DC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2</text:p>
          </table:table-cell>
          <table:table-cell office:value-type="float" office:value="42727" table:style-name="ce3">
            <text:p>42.727</text:p>
          </table:table-cell>
          <table:table-cell office:value-type="float" office:value="53131" table:style-name="ce3">
            <text:p>53.131</text:p>
          </table:table-cell>
          <table:table-cell office:value-type="float" office:value="33309" table:style-name="ce4">
            <text:p>33.309</text:p>
          </table:table-cell>
          <table:table-cell office:value-type="float" office:value="42727" table:style-name="ce3">
            <text:p>42.727</text:p>
          </table:table-cell>
          <table:table-cell office:value-type="float" office:value="41088" table:style-name="ce3">
            <text:p>41.088</text:p>
          </table:table-cell>
          <table:table-cell office:value-type="float" office:value="43381" table:style-name="ce3">
            <text:p>43.381</text:p>
          </table:table-cell>
          <table:table-cell office:value-type="float" office:value="-59094" table:style-name="ce4">
            <text:p>-59.094</text:p>
          </table:table-cell>
          <table:table-cell office:value-type="float" office:value="70649" table:style-name="ce4">
            <text:p>70.6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3</text:p>
          </table:table-cell>
          <table:table-cell office:value-type="float" office:value="-79032" table:style-name="ce3">
            <text:p>-79.032</text:p>
          </table:table-cell>
          <table:table-cell office:value-type="float" office:value="88037" table:style-name="ce3">
            <text:p>88.037</text:p>
          </table:table-cell>
          <table:table-cell office:value-type="float" office:value="91645" table:style-name="ce4">
            <text:p>91.645</text:p>
          </table:table-cell>
          <table:table-cell office:value-type="float" office:value="-79032" table:style-name="ce3">
            <text:p>-79.032</text:p>
          </table:table-cell>
          <table:table-cell office:value-type="float" office:value="71026" table:style-name="ce3">
            <text:p>71.026</text:p>
          </table:table-cell>
          <table:table-cell office:value-type="float" office:value="79032" table:style-name="ce3">
            <text:p>79.032</text:p>
          </table:table-cell>
          <table:table-cell office:value-type="float" office:value="71049" table:style-name="ce4">
            <text:p>71.049</text:p>
          </table:table-cell>
          <table:table-cell office:value-type="float" office:value="46486" table:style-name="ce4">
            <text:p>46.4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TAX_kernel_1</text:p>
          </table:table-cell>
          <table:table-cell office:value-type="string" table:style-name="ce2">
            <text:p>-881.25</text:p>
          </table:table-cell>
          <table:table-cell office:value-type="float" office:value="-31460" table:style-name="ce3">
            <text:p>-31.460</text:p>
          </table:table-cell>
          <table:table-cell office:value-type="float" office:value="-66875" table:style-name="ce4">
            <text:p>-66.875</text:p>
          </table:table-cell>
          <table:table-cell office:value-type="string" table:style-name="ce2">
            <text:p>-881.25</text:p>
          </table:table-cell>
          <table:table-cell office:value-type="float" office:value="-100431" table:style-name="ce3">
            <text:p>-100.431</text:p>
          </table:table-cell>
          <table:table-cell office:value-type="float" office:value="-76500" table:style-name="ce3">
            <text:p>-76.500</text:p>
          </table:table-cell>
          <table:table-cell office:value-type="float" office:value="-80953" table:style-name="ce4">
            <text:p>-80.953</text:p>
          </table:table-cell>
          <table:table-cell office:value-type="float" office:value="-90289" table:style-name="ce4">
            <text:p>-90.2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TAX_kernel_2</text:p>
          </table:table-cell>
          <table:table-cell office:value-type="float" office:value="-41785" table:style-name="ce3">
            <text:p>-41.785</text:p>
          </table:table-cell>
          <table:table-cell office:value-type="float" office:value="99443" table:style-name="ce3">
            <text:p>99.443</text:p>
          </table:table-cell>
          <table:table-cell office:value-type="float" office:value="97571" table:style-name="ce4">
            <text:p>97.571</text:p>
          </table:table-cell>
          <table:table-cell office:value-type="float" office:value="-41785" table:style-name="ce4">
            <text:p>-41.785</text:p>
          </table:table-cell>
          <table:table-cell office:value-type="float" office:value="98444" table:style-name="ce3">
            <text:p>98.444</text:p>
          </table:table-cell>
          <table:table-cell office:value-type="float" office:value="87500" table:style-name="ce3">
            <text:p>87.500</text:p>
          </table:table-cell>
          <table:table-cell office:value-type="float" office:value="83837" table:style-name="ce4">
            <text:p>83.837</text:p>
          </table:table-cell>
          <table:table-cell office:value-type="float" office:value="48794" table:style-name="ce4">
            <text:p>48.7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CG_kernel_1</text:p>
          </table:table-cell>
          <table:table-cell office:value-type="string" table:style-name="ce2">
            <text:p>-881.25</text:p>
          </table:table-cell>
          <table:table-cell office:value-type="float" office:value="-67248" table:style-name="ce3">
            <text:p>-67.248</text:p>
          </table:table-cell>
          <table:table-cell office:value-type="float" office:value="-83250" table:style-name="ce4">
            <text:p>-83.250</text:p>
          </table:table-cell>
          <table:table-cell office:value-type="string" table:style-name="ce2">
            <text:p>-881.25</text:p>
          </table:table-cell>
          <table:table-cell office:value-type="float" office:value="-69382" table:style-name="ce3">
            <text:p>-69.382</text:p>
          </table:table-cell>
          <table:table-cell office:value-type="float" office:value="-24625" table:style-name="ce3">
            <text:p>-24.625</text:p>
          </table:table-cell>
          <table:table-cell office:value-type="float" office:value="-4822" table:style-name="ce4">
            <text:p>-4.822</text:p>
          </table:table-cell>
          <table:table-cell office:value-type="float" office:value="-92074" table:style-name="ce4">
            <text:p>-92.0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CG_kernel_2</text:p>
          </table:table-cell>
          <table:table-cell office:value-type="float" office:value="-30882" table:style-name="ce3">
            <text:p>-30.882</text:p>
          </table:table-cell>
          <table:table-cell office:value-type="float" office:value="79666" table:style-name="ce3">
            <text:p>79.666</text:p>
          </table:table-cell>
          <table:table-cell office:value-type="float" office:value="84176" table:style-name="ce4">
            <text:p>84.176</text:p>
          </table:table-cell>
          <table:table-cell office:value-type="float" office:value="-30882" table:style-name="ce4">
            <text:p>-30.882</text:p>
          </table:table-cell>
          <table:table-cell office:value-type="float" office:value="64781" table:style-name="ce3">
            <text:p>64.781</text:p>
          </table:table-cell>
          <table:table-cell office:value-type="float" office:value="92176" table:style-name="ce3">
            <text:p>92.176</text:p>
          </table:table-cell>
          <table:table-cell office:value-type="float" office:value="68420" table:style-name="ce4">
            <text:p>68.420</text:p>
          </table:table-cell>
          <table:table-cell office:value-type="float" office:value="91897" table:style-name="ce4">
            <text:p>91.8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RR_kernel_1</text:p>
          </table:table-cell>
          <table:table-cell office:value-type="string" table:style-name="ce2">
            <text:p>-232.5</text:p>
          </table:table-cell>
          <table:table-cell office:value-type="float" office:value="-45346" table:style-name="ce3">
            <text:p>-45.346</text:p>
          </table:table-cell>
          <table:table-cell office:value-type="float" office:value="-19150" table:style-name="ce4">
            <text:p>-19.150</text:p>
          </table:table-cell>
          <table:table-cell office:value-type="string" table:style-name="ce2">
            <text:p>-232.5</text:p>
          </table:table-cell>
          <table:table-cell office:value-type="float" office:value="-48676" table:style-name="ce3">
            <text:p>-48.676</text:p>
          </table:table-cell>
          <table:table-cell office:value-type="float" office:value="-38850" table:style-name="ce3">
            <text:p>-38.850</text:p>
          </table:table-cell>
          <table:table-cell office:value-type="float" office:value="-32477" table:style-name="ce4">
            <text:p>-32.477</text:p>
          </table:table-cell>
          <table:table-cell office:value-type="float" office:value="17637" table:style-name="ce4">
            <text:p>17.63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RR_kernel_2</text:p>
          </table:table-cell>
          <table:table-cell office:value-type="float" office:value="-11627" table:style-name="ce3">
            <text:p>-11.627</text:p>
          </table:table-cell>
          <table:table-cell office:value-type="float" office:value="46755" table:style-name="ce3">
            <text:p>46.755</text:p>
          </table:table-cell>
          <table:table-cell office:value-type="float" office:value="67581" table:style-name="ce4">
            <text:p>67.581</text:p>
          </table:table-cell>
          <table:table-cell office:value-type="float" office:value="-11627" table:style-name="ce3">
            <text:p>-11.627</text:p>
          </table:table-cell>
          <table:table-cell office:value-type="float" office:value="65833" table:style-name="ce3">
            <text:p>65.833</text:p>
          </table:table-cell>
          <table:table-cell office:value-type="float" office:value="74419" table:style-name="ce3">
            <text:p>74.419</text:p>
          </table:table-cell>
          <table:table-cell office:value-type="float" office:value="69497" table:style-name="ce4">
            <text:p>69.497</text:p>
          </table:table-cell>
          <table:table-cell office:value-type="float" office:value="66197" table:style-name="ce4">
            <text:p>66.1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RR_kernel_3</text:p>
          </table:table-cell>
          <table:table-cell office:value-type="float" office:value="-46538" table:style-name="ce3">
            <text:p>-46.538</text:p>
          </table:table-cell>
          <table:table-cell office:value-type="float" office:value="-104989" table:style-name="ce3">
            <text:p>-104.989</text:p>
          </table:table-cell>
          <table:table-cell office:value-type="float" office:value="-97307" table:style-name="ce4">
            <text:p>-97.307</text:p>
          </table:table-cell>
          <table:table-cell office:value-type="float" office:value="-46538" table:style-name="ce3">
            <text:p>-46.538</text:p>
          </table:table-cell>
          <table:table-cell office:value-type="float" office:value="-157629" table:style-name="ce3">
            <text:p>-157.629</text:p>
          </table:table-cell>
          <table:table-cell office:value-type="float" office:value="-132153" table:style-name="ce3">
            <text:p>-132.153</text:p>
          </table:table-cell>
          <table:table-cell office:value-type="float" office:value="37918" table:style-name="ce4">
            <text:p>37.918</text:p>
          </table:table-cell>
          <table:table-cell office:value-type="float" office:value="-68950" table:style-name="ce4">
            <text:p>-68.9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VAR_kernel_1</text:p>
          </table:table-cell>
          <table:table-cell office:value-type="float" office:value="23469" table:style-name="ce3">
            <text:p>23.469</text:p>
          </table:table-cell>
          <table:table-cell office:value-type="float" office:value="43051" table:style-name="ce3">
            <text:p>43.051</text:p>
          </table:table-cell>
          <table:table-cell office:value-type="float" office:value="56183" table:style-name="ce4">
            <text:p>56.183</text:p>
          </table:table-cell>
          <table:table-cell office:value-type="float" office:value="23469" table:style-name="ce3">
            <text:p>23.469</text:p>
          </table:table-cell>
          <table:table-cell office:value-type="float" office:value="41125" table:style-name="ce3">
            <text:p>41.125</text:p>
          </table:table-cell>
          <table:table-cell office:value-type="float" office:value="58857" table:style-name="ce3">
            <text:p>58.857</text:p>
          </table:table-cell>
          <table:table-cell office:value-type="float" office:value="74192" table:style-name="ce4">
            <text:p>74.192</text:p>
          </table:table-cell>
          <table:table-cell office:value-type="float" office:value="61078" table:style-name="ce4">
            <text:p>61.0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VAR_kernel_2</text:p>
          </table:table-cell>
          <table:table-cell office:value-type="float" office:value="-40277" table:style-name="ce3">
            <text:p>-40.277</text:p>
          </table:table-cell>
          <table:table-cell office:value-type="float" office:value="73919" table:style-name="ce3">
            <text:p>73.919</text:p>
          </table:table-cell>
          <table:table-cell office:value-type="float" office:value="76667" table:style-name="ce4">
            <text:p>76.667</text:p>
          </table:table-cell>
          <table:table-cell office:value-type="float" office:value="-40277" table:style-name="ce3">
            <text:p>-40.277</text:p>
          </table:table-cell>
          <table:table-cell office:value-type="float" office:value="-3475" table:style-name="ce3">
            <text:p>-3.475</text:p>
          </table:table-cell>
          <table:table-cell office:value-type="float" office:value="50222" table:style-name="ce3">
            <text:p>50.222</text:p>
          </table:table-cell>
          <table:table-cell office:value-type="float" office:value="-5246" table:style-name="ce4">
            <text:p>-5.246</text:p>
          </table:table-cell>
          <table:table-cell office:value-type="float" office:value="67821" table:style-name="ce4">
            <text:p>67.8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TD2D_kernel_1</text:p>
          </table:table-cell>
          <table:table-cell office:value-type="float" office:value="-54411" table:style-name="ce3">
            <text:p>-54.411</text:p>
          </table:table-cell>
          <table:table-cell office:value-type="float" office:value="38025" table:style-name="ce3">
            <text:p>38.025</text:p>
          </table:table-cell>
          <table:table-cell office:value-type="float" office:value="26794" table:style-name="ce4">
            <text:p>26.794</text:p>
          </table:table-cell>
          <table:table-cell office:value-type="float" office:value="-54411" table:style-name="ce3">
            <text:p>-54.411</text:p>
          </table:table-cell>
          <table:table-cell office:value-type="float" office:value="38560" table:style-name="ce3">
            <text:p>38.560</text:p>
          </table:table-cell>
          <table:table-cell office:value-type="float" office:value="36558" table:style-name="ce3">
            <text:p>36.558</text:p>
          </table:table-cell>
          <table:table-cell office:value-type="float" office:value="98615" table:style-name="ce4">
            <text:p>98.615</text:p>
          </table:table-cell>
          <table:table-cell office:value-type="float" office:value="42926" table:style-name="ce4">
            <text:p>42.9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TD2D_kernel_2</text:p>
          </table:table-cell>
          <table:table-cell office:value-type="float" office:value="45535" table:style-name="ce3">
            <text:p>45.535</text:p>
          </table:table-cell>
          <table:table-cell office:value-type="float" office:value="81340" table:style-name="ce3">
            <text:p>81.340</text:p>
          </table:table-cell>
          <table:table-cell office:value-type="float" office:value="90750" table:style-name="ce4">
            <text:p>90.750</text:p>
          </table:table-cell>
          <table:table-cell office:value-type="float" office:value="45535" table:style-name="ce3">
            <text:p>45.535</text:p>
          </table:table-cell>
          <table:table-cell office:value-type="float" office:value="60666" table:style-name="ce3">
            <text:p>60.666</text:p>
          </table:table-cell>
          <table:table-cell office:value-type="float" office:value="76178" table:style-name="ce3">
            <text:p>76.178</text:p>
          </table:table-cell>
          <table:table-cell office:value-type="float" office:value="57059" table:style-name="ce4">
            <text:p>57.059</text:p>
          </table:table-cell>
          <table:table-cell office:value-type="float" office:value="87327" table:style-name="ce4">
            <text:p>87.3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TD2D_kernel_3</text:p>
          </table:table-cell>
          <table:table-cell office:value-type="float" office:value="30392" table:style-name="ce3">
            <text:p>30.392</text:p>
          </table:table-cell>
          <table:table-cell office:value-type="float" office:value="72403" table:style-name="ce3">
            <text:p>72.403</text:p>
          </table:table-cell>
          <table:table-cell office:value-type="float" office:value="92960" table:style-name="ce4">
            <text:p>92.960</text:p>
          </table:table-cell>
          <table:table-cell office:value-type="float" office:value="30392" table:style-name="ce3">
            <text:p>30.392</text:p>
          </table:table-cell>
          <table:table-cell office:value-type="float" office:value="57454" table:style-name="ce3">
            <text:p>57.454</text:p>
          </table:table-cell>
          <table:table-cell office:value-type="float" office:value="80078" table:style-name="ce3">
            <text:p>80.078</text:p>
          </table:table-cell>
          <table:table-cell office:value-type="float" office:value="79966" table:style-name="ce4">
            <text:p>79.966</text:p>
          </table:table-cell>
          <table:table-cell office:value-type="float" office:value="96855" table:style-name="ce4">
            <text:p>96.8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MSCHMIDT_kernel_1</text:p>
          </table:table-cell>
          <table:table-cell office:value-type="float" office:value="86184" table:style-name="ce3">
            <text:p>86.184</text:p>
          </table:table-cell>
          <table:table-cell office:value-type="float" office:value="87911" table:style-name="ce3">
            <text:p>87.911</text:p>
          </table:table-cell>
          <table:table-cell office:value-type="float" office:value="89131" table:style-name="ce4">
            <text:p>89.131</text:p>
          </table:table-cell>
          <table:table-cell office:value-type="float" office:value="86184" table:style-name="ce3">
            <text:p>86.184</text:p>
          </table:table-cell>
          <table:table-cell office:value-type="float" office:value="87017" table:style-name="ce3">
            <text:p>87.017</text:p>
          </table:table-cell>
          <table:table-cell office:value-type="float" office:value="86986" table:style-name="ce3">
            <text:p>86.986</text:p>
          </table:table-cell>
          <table:table-cell office:value-type="float" office:value="97934" table:style-name="ce4">
            <text:p>97.934</text:p>
          </table:table-cell>
          <table:table-cell office:value-type="float" office:value="54891" table:style-name="ce4">
            <text:p>54.8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MSCHMIDT_kernel_2</text:p>
          </table:table-cell>
          <table:table-cell office:value-type="float" office:value="99418" table:style-name="ce3">
            <text:p>99.418</text:p>
          </table:table-cell>
          <table:table-cell office:value-type="float" office:value="86223" table:style-name="ce3">
            <text:p>86.223</text:p>
          </table:table-cell>
          <table:table-cell office:value-type="float" office:value="70511" table:style-name="ce4">
            <text:p>70.511</text:p>
          </table:table-cell>
          <table:table-cell office:value-type="float" office:value="99418" table:style-name="ce3">
            <text:p>99.418</text:p>
          </table:table-cell>
          <table:table-cell office:value-type="float" office:value="86686" table:style-name="ce3">
            <text:p>86.686</text:p>
          </table:table-cell>
          <table:table-cell office:value-type="float" office:value="68639" table:style-name="ce3">
            <text:p>68.639</text:p>
          </table:table-cell>
          <table:table-cell office:value-type="float" office:value="78143" table:style-name="ce4">
            <text:p>78.143</text:p>
          </table:table-cell>
          <table:table-cell office:value-type="float" office:value="47524" table:style-name="ce4">
            <text:p>47.5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MSCHMIDT_kernel_3</text:p>
          </table:table-cell>
          <table:table-cell office:value-type="float" office:value="64843" table:style-name="ce3">
            <text:p>64.843</text:p>
          </table:table-cell>
          <table:table-cell office:value-type="float" office:value="32539" table:style-name="ce3">
            <text:p>32.539</text:p>
          </table:table-cell>
          <table:table-cell office:value-type="float" office:value="99625" table:style-name="ce4">
            <text:p>99.625</text:p>
          </table:table-cell>
          <table:table-cell office:value-type="float" office:value="64843" table:style-name="ce3">
            <text:p>64.843</text:p>
          </table:table-cell>
          <table:table-cell office:value-type="float" office:value="32245" table:style-name="ce3">
            <text:p>32.245</text:p>
          </table:table-cell>
          <table:table-cell office:value-type="float" office:value="48984" table:style-name="ce3">
            <text:p>48.984</text:p>
          </table:table-cell>
          <table:table-cell office:value-type="float" office:value="93401" table:style-name="ce4">
            <text:p>93.401</text:p>
          </table:table-cell>
          <table:table-cell office:value-type="float" office:value="75367" table:style-name="ce4">
            <text:p>75.3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D_Convolution</text:p>
          </table:table-cell>
          <table:table-cell office:value-type="float" office:value="66030" table:style-name="ce3">
            <text:p>66.030</text:p>
          </table:table-cell>
          <table:table-cell office:value-type="float" office:value="64203" table:style-name="ce3">
            <text:p>64.203</text:p>
          </table:table-cell>
          <table:table-cell office:value-type="float" office:value="56000" table:style-name="ce4">
            <text:p>56.000</text:p>
          </table:table-cell>
          <table:table-cell office:value-type="float" office:value="66030" table:style-name="ce3">
            <text:p>66.030</text:p>
          </table:table-cell>
          <table:table-cell office:value-type="float" office:value="18265" table:style-name="ce3">
            <text:p>18.265</text:p>
          </table:table-cell>
          <table:table-cell office:value-type="float" office:value="19755" table:style-name="ce3">
            <text:p>19.755</text:p>
          </table:table-cell>
          <table:table-cell office:value-type="float" office:value="-4418" table:style-name="ce4">
            <text:p>-4.418</text:p>
          </table:table-cell>
          <table:table-cell office:value-type="float" office:value="45266" table:style-name="ce4">
            <text:p>45.2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_Convolution_kernel_1</text:p>
          </table:table-cell>
          <table:table-cell office:value-type="float" office:value="37861" table:style-name="ce3">
            <text:p>37.861</text:p>
          </table:table-cell>
          <table:table-cell office:value-type="float" office:value="61402" table:style-name="ce3">
            <text:p>61.402</text:p>
          </table:table-cell>
          <table:table-cell office:value-type="float" office:value="47861" table:style-name="ce4">
            <text:p>47.861</text:p>
          </table:table-cell>
          <table:table-cell office:value-type="float" office:value="37861" table:style-name="ce3">
            <text:p>37.861</text:p>
          </table:table-cell>
          <table:table-cell office:value-type="float" office:value="68119" table:style-name="ce3">
            <text:p>68.119</text:p>
          </table:table-cell>
          <table:table-cell office:value-type="float" office:value="51734" table:style-name="ce3">
            <text:p>51.734</text:p>
          </table:table-cell>
          <table:table-cell office:value-type="float" office:value="56942" table:style-name="ce4">
            <text:p>56.942</text:p>
          </table:table-cell>
          <table:table-cell office:value-type="float" office:value="45174" table:style-name="ce4">
            <text:p>45.1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EMM</text:p>
          </table:table-cell>
          <table:table-cell office:value-type="float" office:value="-16041" table:style-name="ce3">
            <text:p>-16.041</text:p>
          </table:table-cell>
          <table:table-cell office:value-type="float" office:value="34049" table:style-name="ce3">
            <text:p>34.049</text:p>
          </table:table-cell>
          <table:table-cell office:value-type="float" office:value="91416" table:style-name="ce4">
            <text:p>91.416</text:p>
          </table:table-cell>
          <table:table-cell office:value-type="float" office:value="-16041" table:style-name="ce3">
            <text:p>-16.041</text:p>
          </table:table-cell>
          <table:table-cell office:value-type="float" office:value="12351" table:style-name="ce3">
            <text:p>12.351</text:p>
          </table:table-cell>
          <table:table-cell office:value-type="float" office:value="92458" table:style-name="ce3">
            <text:p>92.458</text:p>
          </table:table-cell>
          <table:table-cell office:value-type="float" office:value="70.832999999999998" table:style-name="ce2">
            <text:p>70,833</text:p>
          </table:table-cell>
          <table:table-cell office:value-type="float" office:value="-11090" table:style-name="ce4">
            <text:p>-11.0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ESUMMV</text:p>
          </table:table-cell>
          <table:table-cell office:value-type="float" office:value="-21190" table:style-name="ce3">
            <text:p>-21.190</text:p>
          </table:table-cell>
          <table:table-cell office:value-type="float" office:value="76217" table:style-name="ce3">
            <text:p>76.217</text:p>
          </table:table-cell>
          <table:table-cell office:value-type="float" office:value="90952" table:style-name="ce4">
            <text:p>90.952</text:p>
          </table:table-cell>
          <table:table-cell office:value-type="float" office:value="-21190" table:style-name="ce3">
            <text:p>-21.190</text:p>
          </table:table-cell>
          <table:table-cell office:value-type="float" office:value="70502" table:style-name="ce3">
            <text:p>70.502</text:p>
          </table:table-cell>
          <table:table-cell office:value-type="float" office:value="92952" table:style-name="ce3">
            <text:p>92.952</text:p>
          </table:table-cell>
          <table:table-cell office:value-type="float" office:value="23.809000000000001" table:style-name="ce2">
            <text:p>23,809</text:p>
          </table:table-cell>
          <table:table-cell office:value-type="float" office:value="90578" table:style-name="ce4">
            <text:p>90.5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VT_kernel_1</text:p>
          </table:table-cell>
          <table:table-cell office:value-type="float" office:value="-16041" table:style-name="ce3">
            <text:p>-16.041</text:p>
          </table:table-cell>
          <table:table-cell office:value-type="float" office:value="34352" table:style-name="ce3">
            <text:p>34.352</text:p>
          </table:table-cell>
          <table:table-cell office:value-type="float" office:value="49083" table:style-name="ce4">
            <text:p>49.083</text:p>
          </table:table-cell>
          <table:table-cell office:value-type="float" office:value="-16041" table:style-name="ce3">
            <text:p>-16.041</text:p>
          </table:table-cell>
          <table:table-cell office:value-type="float" office:value="35899" table:style-name="ce3">
            <text:p>35.899</text:p>
          </table:table-cell>
          <table:table-cell office:value-type="float" office:value="49791" table:style-name="ce3">
            <text:p>49.791</text:p>
          </table:table-cell>
          <table:table-cell office:value-type="float" office:value="48740" table:style-name="ce4">
            <text:p>48.740</text:p>
          </table:table-cell>
          <table:table-cell office:value-type="float" office:value="82048" table:style-name="ce4">
            <text:p>82.0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VT_kernel_2</text:p>
          </table:table-cell>
          <table:table-cell office:value-type="float" office:value="-41785" table:style-name="ce3">
            <text:p>-41.785</text:p>
          </table:table-cell>
          <table:table-cell office:value-type="float" office:value="99443" table:style-name="ce3">
            <text:p>99.443</text:p>
          </table:table-cell>
          <table:table-cell office:value-type="float" office:value="94040" table:style-name="ce4">
            <text:p>94.040</text:p>
          </table:table-cell>
          <table:table-cell office:value-type="float" office:value="-41785" table:style-name="ce3">
            <text:p>-41.785</text:p>
          </table:table-cell>
          <table:table-cell office:value-type="float" office:value="98444" table:style-name="ce3">
            <text:p>98.444</text:p>
          </table:table-cell>
          <table:table-cell office:value-type="float" office:value="90571" table:style-name="ce3">
            <text:p>90.571</text:p>
          </table:table-cell>
          <table:table-cell office:value-type="float" office:value="83443" table:style-name="ce4">
            <text:p>83.443</text:p>
          </table:table-cell>
          <table:table-cell office:value-type="float" office:value="53342" table:style-name="ce4">
            <text:p>53.342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8" table:style-name="ce3"/>
          <table:table-cell table:number-columns-repeated="16375"/>
        </table:table-row>
        <table:table-row table:style-name="ro1">
          <table:table-cell office:value-type="string" table:style-name="ce1">
            <text:p>Average_Accuracy</text:p>
          </table:table-cell>
          <table:table-cell office:value-type="float" office:value="4210" table:style-name="ce3">
            <text:p>4.210</text:p>
          </table:table-cell>
          <table:table-cell office:value-type="float" office:value="43611" table:style-name="ce3">
            <text:p>43.611</text:p>
          </table:table-cell>
          <table:table-cell office:value-type="float" office:value="49551" table:style-name="ce4">
            <text:p>49.551</text:p>
          </table:table-cell>
          <table:table-cell office:value-type="float" office:value="4210" table:style-name="ce3">
            <text:p>4.210</text:p>
          </table:table-cell>
          <table:table-cell office:value-type="float" office:value="29083" table:style-name="ce3">
            <text:p>29.083</text:p>
          </table:table-cell>
          <table:table-cell office:value-type="float" office:value="43832" table:style-name="ce3">
            <text:p>43.832</text:p>
          </table:table-cell>
          <table:table-cell office:value-type="float" office:value="39662" table:style-name="ce3">
            <text:p>39.662</text:p>
          </table:table-cell>
          <table:table-cell office:value-type="float" office:value="40411" table:style-name="ce3">
            <text:p>40.411</text:p>
          </table:table-cell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  <table:table table:name="Masked" table:style-name="ta1">
        <table:table-column table:style-name="co1" table:default-cell-style-name="ce1"/>
        <table:table-column table:style-name="co10" table:number-columns-repeated="8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MSCHMID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D_Con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D_Convolution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UMM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_Accuracy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Crash" table:style-name="ta1">
        <table:table-column table:style-name="co10" table:number-columns-repeated="9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MSCHMID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D_Con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D_Convolution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UMM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_Accuracy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SDC_class" table:style-name="ta1"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4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MSCHMID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D_Con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D_Convolution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UMM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_Accuracy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HP</dc:creator>
    <meta:creation-date>2021-03-17T17:22:49Z</meta:creation-date>
    <dc:date>2021-03-21T15:39:44Z</dc:date>
    <meta:editing-cycles>8</meta:editing-cycles>
    <meta:editing-duration>PT880S</meta:editing-duration>
  </office:meta>
</office:document-meta>
</file>